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svg:stroke-color="#000000"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66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sz Bóg jest potężny</text:span><text:span text:style-name="T1"><text:line-break/></text:span><text:span text:style-name="T1">w mocy swej</text:span><text:span text:style-name="T1"><text:line-break/></text:span><text:span text:style-name="T1">Króluje nad nami dziś.</text:span><text:span text:style-name="T1"><text:line-break/></text:span><text:span text:style-name="T1">Z nieba rządzi</text:span><text:span text:style-name="T1"><text:line-break/></text:span><text:span text:style-name="T1">W mocy,</text:span><text:span text:style-name="T1"><text:line-break/></text:span><text:span text:style-name="T1">miłości, 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jdźmy do Niego,</text:span><text:span text:style-name="T1"><text:line-break/></text:span><text:span text:style-name="T1">dziękujmy Mu</text:span><text:span text:style-name="T1"><text:line-break/></text:span><text:span text:style-name="T1">- Nasz Bóg potężny jest!</text:span><text:span text:style-name="T1"><text:line-break/></text:span><text:span text:style-name="T1">Oddajmy Mu chwałę</text:span><text:span text:style-name="T1"><text:line-break/></text:span><text:span text:style-name="T1">Bo to nasz król</text:span><text:span text:style-name="T1"><text:line-break/></text:span><text:span text:style-name="T1">- Nasz Bóg potężny jest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sz Bóg jest potężny</text:span><text:span text:style-name="T1"><text:line-break/></text:span><text:span text:style-name="T1">w mocy swej</text:span><text:span text:style-name="T1"><text:line-break/></text:span><text:span text:style-name="T1">Króluje nad nami dziś.</text:span><text:span text:style-name="T1"><text:line-break/></text:span><text:span text:style-name="T1">Z nieba rządzi</text:span><text:span text:style-name="T1"><text:line-break/></text:span><text:span text:style-name="T1">W mocy,</text:span><text:span text:style-name="T1"><text:line-break/></text:span><text:span text:style-name="T1">miłości, 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ól to królów</text:span><text:span text:style-name="T1"><text:line-break/></text:span><text:span text:style-name="T1">i panów Pan</text:span><text:span text:style-name="T1"><text:line-break/></text:span><text:span text:style-name="T1">- Nasz Bóg potężny jest!</text:span><text:span text:style-name="T1"><text:line-break/></text:span><text:span text:style-name="T1">Cała ziemia Jego jest</text:span><text:span text:style-name="T1"><text:line-break/></text:span><text:span text:style-name="T1">- Nasz Bóg potężny jest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sz Bóg jest potężny</text:span><text:span text:style-name="T1"><text:line-break/></text:span><text:span text:style-name="T1">w mocy swej</text:span><text:span text:style-name="T1"><text:line-break/></text:span><text:span text:style-name="T1">Króluje nad nami dziś</text:span><text:span text:style-name="T1"><text:line-break/></text:span><text:span text:style-name="T1">Z nieba rządzi</text:span><text:span text:style-name="T1"><text:line-break/></text:span><text:span text:style-name="T1">W mocy,</text:span><text:span text:style-name="T1"><text:line-break/></text:span><text:span text:style-name="T1">miłości, mądrości s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3-29T13:17:50</meta:creation-date>
    <dc:date>2013-09-17T20:32:35.350000000</dc:date>
    <dc:language>pl-PL</dc:language>
    <meta:editing-cycles>18</meta:editing-cycles>
    <meta:editing-duration>PT33M40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